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Times New Roman" svg:font-family="'Times New Roman'" style:font-family-generic="roman" style:font-pitch="variable"/>
  </office:font-face-decls>
  <office:automatic-styles>
    <style:style style:name="P1" style:family="paragraph" style:parent-style-name="Normal">
      <style:paragraph-properties fo:margin-top="0in" fo:margin-bottom="0in" style:contextual-spacing="false"/>
    </style:style>
    <style:style style:name="P2" style:family="paragraph" style:parent-style-name="Normal">
      <style:paragraph-properties fo:margin-top="0in" fo:margin-bottom="0in" style:contextual-spacing="false"/>
      <style:text-properties officeooo:paragraph-rsid="000fc035"/>
    </style:style>
    <style:style style:name="P3" style:family="paragraph" style:parent-style-name="Normal">
      <style:text-properties officeooo:rsid="0011164e" officeooo:paragraph-rsid="0011164e"/>
    </style:style>
    <style:style style:name="P4" style:family="paragraph" style:parent-style-name="Normal">
      <style:text-properties officeooo:paragraph-rsid="0011164e"/>
    </style:style>
    <style:style style:name="P5" style:family="paragraph" style:parent-style-name="Titre" style:master-page-name="MP0">
      <style:paragraph-properties fo:text-align="center" style:justify-single-word="false" style:page-number="auto" fo:break-before="page"/>
    </style:style>
    <style:style style:name="T1" style:family="text">
      <style:text-properties fo:font-weight="bold" style:font-weight-asian="bold" style:font-weight-complex="bold"/>
    </style:style>
    <style:style style:name="T2" style:family="text">
      <style:text-properties fo:font-weight="bold" officeooo:rsid="000fc035" style:font-weight-asian="bold" style:font-weight-complex="bold"/>
    </style:style>
    <style:style style:name="T3" style:family="text">
      <style:text-properties officeooo:rsid="000f8dc2"/>
    </style:style>
    <style:style style:name="T4" style:family="text">
      <style:text-properties officeooo:rsid="000fc035"/>
    </style:style>
    <style:style style:name="T5" style:family="text">
      <style:text-properties officeooo:rsid="0011164e"/>
    </style:style>
    <style:style style:name="T6" style:family="text">
      <style:text-properties officeooo:rsid="0014be5a"/>
    </style:style>
    <style:style style:name="T7" style:family="text">
      <style:text-properties fo:font-size="10.5pt" style:font-size-asian="10.5pt" style:font-size-complex="10.5pt"/>
    </style:style>
    <style:style style:name="T8" style:family="text">
      <style:text-properties fo:font-size="10.5pt" officeooo:rsid="0011164e" style:font-size-asian="10.5pt" style:font-size-complex="10.5pt"/>
    </style:style>
    <style:style style:name="T9" style:family="text">
      <style:text-properties fo:font-size="10.5pt" officeooo:rsid="0014be5a" style:font-size-asian="10.5pt" style:font-size-complex="10.5pt"/>
    </style:style>
    <style:style style:name="T10" style:family="text">
      <style:text-properties fo:font-size="10.5pt" fo:font-weight="bold" style:font-size-asian="10.5pt" style:font-weight-asian="bold" style:font-size-complex="10.5pt" style:font-weight-complex="bold"/>
    </style:style>
    <style:style style:name="T11" style:family="text">
      <style:text-properties fo:font-size="10.5pt" style:text-underline-style="solid" style:text-underline-width="auto" style:text-underline-color="font-color" fo:font-weight="bold" style:text-underline-mode="continuous" style:text-overline-mode="continuous" style:text-line-through-mode="continuous" style:font-size-asian="10.5pt" style:font-weight-asian="bold" style:font-size-complex="10.5pt" style:font-weight-complex="bold"/>
    </style:style>
    <style:style style:name="T12" style:family="text">
      <style:text-properties officeooo:rsid="00152401"/>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100%" fo:padding-left="0.1in" fo:padding-right="0.1in" fo:padding-top="0.05in" fo:padding-bottom="0.05in" fo:border="0.99pt solid #000000" style:writing-mode="lr-tb" draw:textarea-vertical-align="top"/>
    </style:style>
    <style:style style:name="fr2" style:family="graphic" style:parent-style-name="Graphics">
      <style:graphic-properties style:wrap="parallel" style:number-wrapped-paragraphs="no-limit" style:vertical-pos="from-top" style:vertical-rel="paragraph" style:horizontal-pos="left" style:horizontal-rel="page-content" fo:background-color="transparent" draw:fill="none" draw:fill-color="#ffffff" draw:opacity="100%" fo:padding-left="0.1in" fo:padding-right="0.1in" fo:padding-top="0.05in" fo:padding-bottom="0.05in" fo:border="0.99pt solid #000000" style:writing-mode="lr-tb" draw:textarea-vertical-align="top"/>
    </style:style>
    <style:style style:name="fr3" style:family="graphic" style:parent-style-name="Graphics">
      <style:graphic-properties style:wrap="parallel" style:number-wrapped-paragraphs="no-limit" style:vertical-pos="from-top" style:vertical-rel="paragraph" style:horizontal-pos="right" style:horizontal-rel="page-content" fo:background-color="transparent" draw:fill="none" draw:fill-color="#ffffff" draw:opacity="100%" fo:padding-left="0.1in" fo:padding-right="0.1in" fo:padding-top="0.05in" fo:padding-bottom="0.05in" fo:border="0.99pt solid #000000" style:writing-mode="lr-tb" draw:textarea-vertical-align="top"/>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yllabus de cours à remplir</text:p>
      <text:p text:style-name="Normal"/>
      <text:p text:style-name="Normal"><text:span text:style-name="Police_20_par_20_défaut"><text:span text:style-name="T1">Nom du cours</text:span></text:span> : Programmation Python</text:p>
      <text:p text:style-name="Normal"><text:span text:style-name="Police_20_par_20_défaut"><text:span text:style-name="T1">Nom et prénom enseignant</text:span></text:span> : <text:span text:style-name="T3">Amir Boussejra</text:span></text:p>
      <text:p text:style-name="Normal"><text:span text:style-name="Police_20_par_20_défaut"><text:span text:style-name="T1">Adresse mail enseignant</text:span></text:span> : <text:span text:style-name="T3">amir@boussejra.com</text:span></text:p>
      <text:p text:style-name="Normal"><text:span text:style-name="Police_20_par_20_défaut"><text:span text:style-name="T1">Période d’ouverture</text:span></text:span> : 1<text:span text:style-name="T3">5</text:span> septembre au <text:s/><text:span text:style-name="T3">9</text:span> novembre 202<text:span text:style-name="T3">5</text:span></text:p>
      <text:p text:style-name="Normal"><text:span text:style-name="Police_20_par_20_défaut"><text:span text:style-name="T1">Volume horaire</text:span></text:span> : <text:span text:style-name="T4">3</text:span> heures par semaine environ</text:p>
      <text:p text:style-name="Normal"><text:span text:style-name="Police_20_par_20_défaut"><text:span text:style-name="T1">Objectif du cours</text:span></text:span> : <text:span text:style-name="T3">F</text:span>ournir les bases de la programmation permettant l’implémentation d’algorithmes simples en Python</text:p>
      <text:p text:style-name="Normal"><draw:frame draw:style-name="fr3" draw:name="Zone de texte 2" text:anchor-type="paragraph" svg:y="0.272in" svg:width="6.2839in" style:rel-width="scale" svg:height="2.1591in" style:rel-height="scale" draw:z-index="0"><draw:text-box><text:p text:style-name="Normal">- <text:span text:style-name="T3">Savoir faire de l’algorithmie/analyse de données basiques avec Python</text:span></text:p><text:p text:style-name="Normal">- <text:span text:style-name="T4">Savoir utiliser les ressources technologiques toujours changeantes.</text:span></text:p><text:p text:style-name="Normal">- manipuler des fichiers en lecture/écriture à l’aide de scripts Python</text:p><text:p text:style-name="Normal">- définir et manipuler différents types de données dans des scripts Python</text:p><text:p text:style-name="Normal">- définir et manipuler différents modules dans des scripts Python</text:p><text:p text:style-name="Normal">- implémenter des algorithmes simples en manipulant des structures de base, conditionnelles et itératives du langage Python</text:p></draw:text-box></draw:frame><text:span text:style-name="Police_20_par_20_défaut"><text:span text:style-name="T1">Objectifs pédagogiques </text:span></text:span>: </text:p>
      <text:p text:style-name="P1"/>
      <text:p text:style-name="P1"><draw:frame draw:style-name="fr3" draw:name="Zone de texte 21" text:anchor-type="paragraph" svg:y="0.3638in" svg:width="6.2839in" style:rel-width="scale" svg:height="2.9138in" style:rel-height="scale" draw:z-index="1"><draw:text-box><text:p text:style-name="P3">1. Lecture du support de cours.<text:line-break/>2. Mise en place d’un environnement de développement (Google Collab/<text:span text:style-name="T6">Local</text:span>), réalisation des petits exercices des supports de cours <text:span text:style-name="T6">sur des scripts jetables</text:span>.<text:line-break/>3. Travail sur l’examen (TP analyse de données médicales choisi<text:span text:style-name="T6">e</text:span>s en autonomie)</text:p><text:p text:style-name="P3">Les objectifs de ce cours Python sont de rendre les élèves autonomes dans l’utilisation d’outils numériques tels que Google Colab afin de développer leurs compétences en programmation et en analyse de données. <text:span text:style-name="T12">Le but final est d’</text:span>apprendre à manipuler, visualiser et interpréter des jeux de données pour répondre à des problématiques concrètes liées au domaine médical. <text:span text:style-name="T12">Pour l’examen, l</text:span>’accent sera mis sur la capacité à formuler une question pertinente, à structurer une démarche d’analyse, et à <text:span text:style-name="T12">utiliser du code pour </text:span>fournir une réponse argumentée. </text:p><text:p text:style-name="P3"/><text:p text:style-name="Normal"/></draw:text-box></draw:frame><text:span text:style-name="Police_20_par_20_défaut"><text:span text:style-name="T1">Plan du cours</text:span></text:span> : </text:p>
      <text:p text:style-name="P1"/>
      <text:p text:style-name="P1"><draw:frame draw:style-name="fr2" draw:name="Zone de texte 3" text:anchor-type="paragraph" svg:y="0.3228in" svg:width="6.2839in" style:rel-width="scale" svg:height="2.65in" style:rel-height="scale" draw:z-index="4"><draw:text-box><text:p text:style-name="P4"><text:span text:style-name="T7">Le support de cours est </text:span><text:span text:style-name="Police_20_par_20_défaut"><text:span text:style-name="T10">à étudier </text:span></text:span><text:span text:style-name="Police_20_par_20_défaut"><text:span text:style-name="T11">en autonomie</text:span></text:span><text:span text:style-name="T7">, </text:span><text:span text:style-name="T8">n’hésitez pas à étudier un autre MOOC/vidéo en ligne si vous en ressentez le besoin. (</text:span><text:a xlink:type="simple" xlink:href="https://www.learnpython.org/" text:style-name="Internet_20_link" text:visited-style-name="Visited_20_Internet_20_Link"><text:span text:style-name="T8">https://www.learnpython.org</text:span></text:a><text:span text:style-name="T8">). Les ressources sur python sont très standards et basiques. </text:span><text:span text:style-name="T7"><text:line-break/></text:span><text:span text:style-name="T8">Une réunion de lancement de cours sera proposé courant septembre </text:span><text:span text:style-name="T9">pour présenter l’environnement de développement/comment réaliser les exercices.</text:span></text:p><text:p text:style-name="Normal"><text:span text:style-name="Police_20_par_20_défaut"><text:span text:style-name="T10">Une réunion dans la salle de visioconférence du cours </text:span></text:span><text:span text:style-name="Police_20_par_20_défaut"><text:span text:style-name="T11">mi-octobre</text:span></text:span><text:span text:style-name="T7"> vous permettra d’échanger avec l’enseignant autour des points qui vous posent problème. </text:span><text:span text:style-name="T9">La présentation du TP/examen sera réalisé.<text:line-break/><text:line-break/></text:span><text:span text:style-name="T8">Les ressources pour apprendre à programmer sont nombreuses, l’ingénieur doit pouvoir être autonome dans ses recherches/essais/expériences. A l’ère du numérique il faut savoir être autonome. Utilisez quelconque LLM pour vous aider à vous lancer si vous le souhaitez, travaillez sur des environnements en ligne comme </text:span><text:a xlink:type="simple" xlink:href="https://colab.research.google.com/" text:style-name="Internet_20_link" text:visited-style-name="Visited_20_Internet_20_Link"><text:span text:style-name="T8">https://colab.research.google.com</text:span></text:a><text:span text:style-name="T8"> pour rapidement hacker un script et lancer un projet technologique, entraidez vous !<text:line-break/></text:span></text:p></draw:text-box></draw:frame><text:span text:style-name="Police_20_par_20_défaut"><text:span text:style-name="T1">Déroulement du cours : </text:span></text:span></text:p>
      <text:p text:style-name="P1"/>
      <text:p text:style-name="P1"><draw:frame draw:style-name="fr2" draw:name="Zone de texte 22" text:anchor-type="paragraph" svg:y="0.2736in" svg:width="6.2839in" style:rel-width="scale" svg:height="2.0937in" style:rel-height="scale" draw:z-index="2"><draw:text-box><text:p text:style-name="Normal">L'examen d'une <text:span text:style-name="Police_20_par_20_défaut"><text:span text:style-name="T1">durée de deux heures</text:span></text:span> aura lieu en distanciel via la plateforme <text:span text:style-name="Police_20_par_20_défaut"><text:span text:style-name="T1">fin novembre</text:span></text:span>. Vous devrez vous connecter à la salle de visioconférence du cours.</text:p><text:p text:style-name="Normal">Un sujet comprenant <text:span text:style-name="Police_20_par_20_défaut"><text:span text:style-name="T1">4 exercices</text:span></text:span> (2 exercices pour lesquels les algorithmes seront donnés et il faudra les programmer en Python et 2 exercices où il faudra compléter le code Python fourni) sera mis en ligne. </text:p><text:p text:style-name="Normal">Vous devrez les réaliser dans un temps limité (2 heures) puis <text:span text:style-name="Police_20_par_20_défaut"><text:span text:style-name="T1">déposer vos scripts Python dans la zone de dépôt prévue à cet effet </text:span></text:span>sur la plateforme sous le format suivant : code1-nom.py, code2-nom.py, etc... </text:p></draw:text-box></draw:frame><text:soft-page-break/><text:span text:style-name="Police_20_par_20_défaut"><text:span text:style-name="T1">Modalités d’évaluation</text:span></text:span> : </text:p>
      <text:p text:style-name="P1"/>
      <text:p text:style-name="P1"><draw:frame draw:style-name="fr2" draw:name="Zone de texte 31" text:anchor-type="paragraph" svg:y="0.2811in" svg:width="6.2839in" style:rel-width="scale" svg:height="2.5717in" style:rel-height="scale" draw:z-index="3"><draw:text-box><text:p text:style-name="Normal">-<text:span text:style-name="Police_20_par_20_défaut"><text:span text:style-name="T1"> Asdin AOUFI</text:span></text:span>, ingénieur de recherche URA CNRS (support de cours au format PDF)</text:p><text:p text:style-name="Normal">-<text:span text:style-name="Police_20_par_20_défaut"><text:span text:style-name="T1"> Unisciel et l’Université de Haute-Alsace pour l’Institut Mines-Télécom</text:span></text:span> (support de cours au format MOOC <text:span text:style-name="T5">disponible</text:span>)</text:p><text:p text:style-name="Normal"/></draw:text-box></draw:frame><text:span text:style-name="Police_20_par_20_défaut"><text:span text:style-name="T1">Crédits</text:span></text:span> :</text:p>
      <text:p text:style-name="P1"/>
      <text:p text:style-name="P2"><draw:frame draw:style-name="fr1" draw:name="Zone de texte 32" text:anchor-type="paragraph" svg:x="0in" svg:y="0.7752in" svg:width="6.2839in" style:rel-width="scale" svg:height="1.1543in" style:rel-height="scale" draw:z-index="5"><draw:text-box><text:p text:style-name="P1">- Si vous avez une question concernant le contenu du cours, <text:span text:style-name="Police_20_par_20_défaut"><text:span text:style-name="T1">posez-la dans le forum</text:span></text:span>. L'enseignant vous répondra s<text:span text:style-name="T5">ous 1 semaine.</text:span></text:p><text:p text:style-name="P1"/><text:p text:style-name="P1">- Si vous rencontrez un problème ou pour toute question d'ordre technique, <text:span text:style-name="Police_20_par_20_défaut"><text:span text:style-name="T1">contactez-nous ici</text:span></text:span>.</text:p><text:p text:style-name="Normal"/></draw:text-box></draw:frame><text:bookmark-start text:name="_Hlk177134802"/><text:span text:style-name="Police_20_par_20_défaut"><text:span text:style-name="T1">B</text:span></text:span></text:p>
      <text:p text:style-name="P2"><text:span text:style-name="Police_20_par_20_défaut"><text:span text:style-name="T1"/></text:span></text:p>
      <text:p text:style-name="P2"><text:span text:style-name="Police_20_par_20_défaut"><text:span text:style-name="T1"/></text:span></text:p>
      <text:p text:style-name="P2"><text:span text:style-name="Police_20_par_20_défaut"><text:span text:style-name="T1"/></text:span></text:p>
      <text:p text:style-name="P2"><text:span text:style-name="Police_20_par_20_défaut"><text:span text:style-name="T1"/></text:span></text:p>
      <text:p text:style-name="P2"><text:span text:style-name="Police_20_par_20_défaut"><text:span text:style-name="T1"/></text:span></text:p>
      <text:p text:style-name="P2"><text:span text:style-name="Police_20_par_20_défaut"><text:span text:style-name="T1"/></text:span></text:p>
      <text:p text:style-name="P2"><text:span text:style-name="Police_20_par_20_défaut"><text:span text:style-name="T1"/></text:span></text:p>
      <text:p text:style-name="P2"><text:span text:style-name="Police_20_par_20_défaut"><text:span text:style-name="T1"/></text:span></text:p>
      <text:p text:style-name="P2"><text:span text:style-name="Police_20_par_20_défaut"><text:span text:style-name="T1"/></text:span></text:p>
      <text:p text:style-name="P2"><text:span text:style-name="Police_20_par_20_défaut"><text:span text:style-name="T1"/></text:span></text:p>
      <text:p text:style-name="P2"><text:span text:style-name="Police_20_par_20_défaut"><text:span text:style-name="T1"/></text:span></text:p>
      <text:p text:style-name="P2"><text:span text:style-name="Police_20_par_20_défaut"><text:span text:style-name="T2">B</text:span></text:span><text:span text:style-name="Police_20_par_20_défaut"><text:span text:style-name="T1">esoin d'aide ?</text:span></text:span></text:p>
      <text:p text:style-name="P1"><text:bookmark-end text:name="_Hlk17713480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alibri Light" svg:font-family="'Calibri Light'"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1%"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1%"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font-size="12pt" style:font-size-asian="12pt" fo:hyphenate="false" loext:hyphenation-no-caps="false"/>
    </style:style>
    <style:style style:name="Titre" style:family="paragraph" style:parent-style-name="Normal" style:next-style-name="Normal">
      <style:paragraph-properties fo:margin-top="0in" fo:margin-bottom="0in" style:contextual-spacing="true" fo:line-height="100%"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size-complex="28pt" fo:hyphenate="false" loext:hyphenation-no-caps="false"/>
    </style:style>
    <style:style style:name="Paragraphe_20_de_20_liste" style:display-name="Paragraphe de liste" style:family="paragraph" style:parent-style-name="Normal">
      <style:paragraph-properties fo:margin-left="0.5in" fo:margin-right="0in" fo:margin-top="0in" fo:margin-bottom="0.111in" style:contextual-spacing="true" fo:hyphenation-ladder-count="no-limit" fo:text-indent="0in" style:auto-text-indent="false">
        <style:tab-stops/>
      </style:paragraph-properties>
      <style:text-properties fo:hyphenate="false" loext:hyphenation-no-caps="false"/>
    </style:style>
    <style:style style:name="En-tête" style:family="paragraph" style:parent-style-name="Normal">
      <style:paragraph-properties fo:margin-top="0in" fo:margin-bottom="0in" style:contextual-spacing="false" fo:line-height="100%" fo:hyphenation-ladder-count="no-limit">
        <style:tab-stops>
          <style:tab-stop style:position="3.15in" style:type="center"/>
          <style:tab-stop style:position="6.3in" style:type="right"/>
        </style:tab-stops>
      </style:paragraph-properties>
      <style:text-properties fo:hyphenate="false" loext:hyphenation-no-caps="false"/>
    </style:style>
    <style:style style:name="Pied_20_de_20_page" style:display-name="Pied de page" style:family="paragraph" style:parent-style-name="Normal">
      <style:paragraph-properties fo:margin-top="0in" fo:margin-bottom="0in" style:contextual-spacing="false" fo:line-height="100%" fo:hyphenation-ladder-count="no-limit">
        <style:tab-stops>
          <style:tab-stop style:position="3.15in" style:type="center"/>
          <style:tab-stop style:position="6.3in" style:type="right"/>
        </style:tab-stops>
      </style:paragraph-properties>
      <style:text-properties fo:hyphenate="false" loext:hyphenation-no-caps="false"/>
    </style:style>
    <style:style style:name="Frame_20_contents" style:display-name="Frame contents" style:family="paragraph" style:parent-style-name="Standard" style:class="extra"/>
    <style:style style:name="Police_20_par_20_défaut" style:display-name="Police par défaut" style:family="text"/>
    <style:style style:name="Titre_20_Car" style:display-name="Titre Car" style:family="text" style:parent-style-name="Police_20_par_20_défau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Lien_20_hypertexte" style:display-name="Lien hypertexte"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loext:opacity="100%" fo:background-color="#e1dfdd"/>
    </style:style>
    <style:style style:name="En-tête_20_Car" style:display-name="En-tête Car" style:family="text" style:parent-style-name="Police_20_par_20_défaut">
      <style:text-properties fo:font-size="12pt" style:font-size-asian="12pt"/>
    </style:style>
    <style:style style:name="Pied_20_de_20_page_20_Car" style:display-name="Pied de page Car" style:family="text" style:parent-style-name="Police_20_par_20_défaut">
      <style:text-properties fo:font-size="12pt" style:font-size-asian="12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initial-creator>Emelyne GELAS</meta:initial-creator>
    <meta:creation-date>2024-08-29T07:55:00Z</meta:creation-date>
    <dc:date>2025-09-09T16:55:10.405509060</dc:date>
    <meta:editing-cycles>34</meta:editing-cycles>
    <meta:editing-duration>PT9H21M37S</meta:editing-duration>
    <meta:document-statistic meta:table-count="0" meta:image-count="0" meta:object-count="0" meta:page-count="2" meta:paragraph-count="31" meta:word-count="568" meta:character-count="3756" meta:non-whitespace-character-count="3208"/>
    <meta:template xlink:type="simple" xlink:actuate="onRequest" xlink:title="" xlink:href="../../../../run/user/1000/run/user/1000/app/org.mozilla.Thunderbird/pid-2/Syllabus-de-cours-programmation-python.odt/Normal"/>
  </office:meta>
</office:document-meta>
</file>